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,Bold" svg:font-family="'Arial,Bold', 'Times New Roman'" style:font-family-generic="roman" style:font-pitch="variable"/>
    <style:font-face style:name="Arial,Bold1" svg:font-family="'Arial,Bold', 'Times New Roman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right="2.501cm" fo:line-height="115%" fo:text-align="end" style:justify-single-word="false"/>
    </style:style>
    <style:style style:name="P3" style:family="paragraph" style:parent-style-name="Standard">
      <style:paragraph-properties fo:line-height="115%" fo:text-align="end" style:justify-single-word="false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Основной_20_текст_20_3">
      <style:paragraph-properties fo:line-height="115%" fo:hyphenation-ladder-count="no-limit"/>
      <style:text-properties fo:color="#000000" loext:opacity="100%" fo:font-size="12pt" fo:font-weight="normal" officeooo:rsid="000f5477" officeooo:paragraph-rsid="000f5477" style:font-size-asian="12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8pt" fo:letter-spacing="0.176cm" fo:font-weight="bold" style:font-size-asian="18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13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14" style:family="paragraph" style:parent-style-name="Standard">
      <style:paragraph-properties fo:line-height="115%"/>
      <style:text-properties fo:font-size="7pt" fo:font-weight="bold" style:font-size-asian="7pt" style:font-weight-asian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Normal1">
      <style:paragraph-properties fo:line-height="115%" fo:orphans="2" fo:widows="2"/>
      <style:text-properties fo:font-size="7pt" style:font-size-asian="7pt"/>
    </style:style>
    <style:style style:name="P21" style:family="paragraph" style:parent-style-name="Основной_20_текст_20_3">
      <style:paragraph-properties fo:line-height="115%"/>
    </style:style>
    <style:style style:name="P22" style:family="paragraph" style:parent-style-name="Основной_20_текст_20_3">
      <style:paragraph-properties fo:line-height="115%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5477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f5477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fo:font-weight="bold" officeooo:rsid="000f5477" style:font-size-asian="12pt" style:font-style-asian="italic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0f5477" style:font-size-asian="12pt" style:font-weight-asian="bold" style:font-size-complex="12pt" style:font-weight-complex="bold"/>
    </style:style>
    <style:style style:name="T12" style:family="text">
      <style:text-properties fo:font-size="16pt" fo:font-weight="bold" style:font-size-asian="16pt" style:font-weight-asian="bold"/>
    </style:style>
    <style:style style:name="T13" style:family="text">
      <style:text-properties fo:font-size="16pt" fo:font-weight="bold" officeooo:rsid="000f5477" style:font-size-asian="16pt" style:font-weight-asian="bold"/>
    </style:style>
    <style:style style:name="T14" style:family="text">
      <style:text-properties fo:font-size="7pt" fo:font-weight="bold" style:font-size-asian="7pt" style:font-weight-asian="bold"/>
    </style:style>
    <style:style style:name="T15" style:family="text">
      <style:text-properties fo:font-size="7pt" style:font-size-asian="7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loext:opacity="100%" fo:font-size="12pt" fo:font-weight="bold" style:font-size-asian="12pt" style:font-weight-asian="bold" style:font-size-complex="12pt"/>
    </style:style>
    <style:style style:name="T1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loext:opacity="100%" fo:font-size="12pt" fo:font-weight="bold" officeooo:rsid="000f5477" style:font-size-asian="12pt" style:font-weight-asian="bold" style:font-size-complex="12pt" style:font-weight-complex="bold"/>
    </style:style>
    <style:style style:name="T20" style:family="text">
      <style:text-properties fo:color="#000000" loext:opacity="100%" fo:font-size="12pt" fo:font-weight="bold" officeooo:rsid="000f5477" style:font-size-asian="12pt" style:font-weight-asian="bold" style:font-size-complex="12pt"/>
    </style:style>
    <style:style style:name="T21" style:family="text">
      <style:text-properties officeooo:rsid="00127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1" loext:marker-style-name="T1"><text:span text:style-name="T1">Федеральное государственное автономное образовательное учреждение </text:span><text:span text:style-name="T1"/></text:p>
      <text:p text:style-name="P9">высшего образования</text:p>
      <text:p text:style-name="P11" loext:marker-style-name="T1"><text:span text:style-name="T1">«Московский государственный технический университет имени Н.Э. Баумана</text:span><text:span text:style-name="T1"/></text:p>
      <text:p text:style-name="P9">(национальный исследовательский университет)»</text:p>
      <text:p text:style-name="P12" loext:marker-style-name="T1"><text:span text:style-name="T1">(МГТУ им. Н.Э. Баумана)</text:span><text:span text:style-name="T1"/></text:p>
      <text:p text:style-name="P13" loext:marker-style-name="T14"/>
      <text:p text:style-name="P2">УТВЕРЖДАЮ</text:p>
      <text:p text:style-name="P3">Заведующий кафедрой ИУ7</text:p>
      <text:p text:style-name="P3">______________ <text:s/>И. В. Рудаков</text:p>
      <text:p text:style-name="P3">«<text:span text:style-name="T2">__</text:span>» сентября 2025 г.</text:p>
      <text:p text:style-name="P20" loext:marker-style-name="T15"/>
      <text:p text:style-name="P10">ЗАДАНИЕ</text:p>
      <text:p text:style-name="P4"><text:span text:style-name="T12">на выполнение </text:span><text:span text:style-name="T13">курсовой</text:span><text:span text:style-name="T12"> работы</text:span></text:p>
      <text:p text:style-name="P14" loext:marker-style-name="T14"/>
      <text:p text:style-name="P1" loext:marker-style-name="T2"><text:span text:style-name="T2">по теме </text:span><text:span text:style-name="T2"/></text:p>
      <text:p text:style-name="P6">Модуль ядра для подмены пользовательских данных, передаваемых на съёмные USB-носители</text:p>
      <text:p text:style-name="P1" loext:marker-style-name="T2"><text:span text:style-name="T2">Студент группы </text:span><text:span text:style-name="T18">ИУ7-7</text:span><text:span text:style-name="T19">5</text:span><text:span text:style-name="T18">Б</text:span></text:p>
      <text:p text:style-name="P5"><text:span text:style-name="T10">С</text:span><text:span text:style-name="T11">мирнов</text:span><text:span text:style-name="T10"> </text:span><text:span text:style-name="T11">Пётр</text:span><text:span text:style-name="T10"> </text:span><text:span text:style-name="T11">Ильич</text:span></text:p>
      <text:p text:style-name="P16" loext:marker-style-name="T4"><text:span text:style-name="T4">Направленность </text:span><text:span text:style-name="T5">КуР</text:span><text:span text:style-name="T4"> (учебная, исследовательская, практическая, производственная, др.): учебная.</text:span></text:p>
      <text:p text:style-name="P16" loext:marker-style-name="T4"><text:span text:style-name="T4">Источник тематики (кафедра, предприятие, НИР): кафедра.</text:span><text:span text:style-name="T4"/></text:p>
      <text:p text:style-name="P16" loext:marker-style-name="T2"><text:span text:style-name="T4">График выполнения </text:span><text:span text:style-name="T5">КуР</text:span><text:span text:style-name="T4">:<text:tab/>25% к 5 нед., 50% к 8 нед., 75% к 11 нед., 100% к 15 нед.</text:span></text:p>
      <text:p text:style-name="P17" loext:marker-style-name="T16"/>
      <text:p text:style-name="P21" loext:marker-style-name="T2"><text:span text:style-name="T2">Техническое задание</text:span><text:span text:style-name="T2"/></text:p>
      <text:p text:style-name="P7">Разработать модуль ядра для подмены пользовательских данных, передаваемых на USB-накопители <text:span text:style-name="T21">с файловой системой FAT32</text:span>. Использовать механизм kprobes.</text:p>
      <text:p text:style-name="P22" loext:marker-style-name="T2"/>
      <text:p text:style-name="P18" loext:marker-style-name="T2"><text:span text:style-name="T6">Оформление </text:span><text:span text:style-name="T8">курсовой</text:span><text:span text:style-name="T6"> работы:</text:span></text:p>
      <text:p text:style-name="P18" loext:marker-style-name="T2"><text:span text:style-name="T2">Расчетно-пояснительная записка на </text:span><text:span text:style-name="T3">40-50</text:span><text:span text:style-name="T2"> листах формата А4.</text:span></text:p>
      <text:p text:style-name="P18" loext:marker-style-name="T2"><text:span text:style-name="T7"/></text:p>
      <text:p text:style-name="P19" loext:marker-style-name="T2"/>
      <text:p text:style-name="P16" loext:marker-style-name="T2"><text:span text:style-name="T2">Дата выдачи задания «__» сентября 2025 г.</text:span><text:span text:style-name="T2"/></text:p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" loext:marker-style-name="T2"><text:span text:style-name="T9">Руководитель НИР<text:tab/><text:tab/><text:tab/><text:tab/></text:span><text:span text:style-name="T2"><text:tab/>_________________ <text:s/></text:span><text:span text:style-name="T19">Н. Ю. Рязанова</text:span></text:p>
      <text:p text:style-name="P1"><text:span text:style-name="T9">Студент<text:tab/><text:tab/><text:tab/><text:tab/><text:tab/><text:tab/>_________________ </text:span><text:span text:style-name="T17"><text:s/></text:span><text:span text:style-name="T20">П. И. Смирнов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,Bold" svg:font-family="'Arial,Bold', 'Times New Roman'" style:font-family-generic="roman" style:font-pitch="variable"/>
    <style:font-face style:name="Arial,Bold1" svg:font-family="'Arial,Bold', 'Times New Roman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language="ru" fo:country="RU" fo:font-style="italic" style:font-size-asian="13pt" style:font-style-asian="italic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line-height="0.529cm" fo:text-align="justify" style:justify-single-word="false" fo:keep-with-next="always"/>
      <style:text-properties fo:font-size="10pt" fo:language="ru" fo:country="RU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text">
      <style:paragraph-properties fo:line-height="0.529cm" fo:text-align="center" style:justify-single-word="false" fo:keep-with-next="always"/>
      <style:text-properties fo:font-size="10pt" fo:language="ru" fo:country="RU" fo:font-weight="bold" style:font-size-asian="10pt" style:font-weight-asian="bold" style:font-size-complex="10pt"/>
    </style:style>
    <style:style style:name="Обычный1" style:family="paragraph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.494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1" style:family="paragraph">
      <style:paragraph-properties fo:margin-top="0cm" fo:margin-bottom="0cm" style:contextual-spacing="false" fo:text-align="center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У_27_2005_20_Основной_20_текст" style:display-name="МАУ'2005 Основной текст" style:family="paragraph" style:parent-style-name="Standard" style:next-style-name="Standard">
      <style:paragraph-properties fo:margin-left="0cm" fo:margin-right="0cm" fo:line-height="115%" fo:text-align="justify" style:justify-single-word="false" fo:hyphenation-ladder-count="no-limit" fo:text-indent="1.251cm" style:auto-text-indent="false"/>
      <style:text-properties style:font-name="Arial,Bold" fo:font-family="'Arial,Bold', 'Times New Roman'" style:font-family-generic="roman" style:font-pitch="variable" style:font-name-complex="Arial,Bold1" style:font-family-complex="'Arial,Bold', 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ru" fo:country="RU"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language="ru" fo:country="RU" fo:font-style="italic" fo:font-weight="bold" style:font-style-asian="italic" style:font-weight-asian="bold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Style21" style:family="paragraph" style:parent-style-name="Standard">
      <style:paragraph-properties fo:margin-left="0cm" fo:margin-right="0cm" fo:line-height="0.542cm" fo:text-align="justify" style:justify-single-word="false" fo:orphans="0" fo:widows="0" fo:text-indent="-0.593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/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/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0" style:family="text"/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apple-converted-space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002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6T17:57:00</meta:creation-date>
    <meta:initial-creator>Татьяна</meta:initial-creator>
    <dc:language>ru-RU</dc:language>
    <meta:print-date>2024-09-15T20:45:42</meta:print-date>
    <dc:date>2026-01-12T17:39:51.848057182</dc:date>
    <meta:editing-cycles>26</meta:editing-cycles>
    <meta:editing-duration>PT23M6S</meta:editing-duration>
    <meta:generator>LibreOffice/24.2.7.2$Linux_X86_64 LibreOffice_project/420$Build-2</meta:generator>
    <meta:document-statistic meta:table-count="0" meta:image-count="0" meta:object-count="0" meta:page-count="1" meta:paragraph-count="26" meta:word-count="143" meta:character-count="1157" meta:non-whitespace-character-count="1026"/>
    <meta:user-defined meta:name="AppVersion">15.0000</meta:user-defined>
    <meta:template xlink:type="simple" xlink:actuate="onRequest" xlink:title="Normal.dotm" xlink:href=""/>
  </office:meta>
</office:document-meta>
</file>